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3c1c4" officeooo:paragraph-rsid="0013734c"/>
    </style:style>
    <style:style style:name="P2" style:family="paragraph" style:parent-style-name="Standard">
      <style:text-properties officeooo:rsid="0013c1c4" officeooo:paragraph-rsid="0013c1c4"/>
    </style:style>
    <style:style style:name="P3" style:family="paragraph" style:parent-style-name="Standard">
      <style:text-properties fo:font-weight="bold" officeooo:rsid="0013c1c4" officeooo:paragraph-rsid="0013c1c4" style:font-weight-asian="bold" style:font-weight-complex="bold"/>
    </style:style>
    <style:style style:name="P4" style:family="paragraph" style:parent-style-name="Standard">
      <style:text-properties fo:font-weight="normal" officeooo:rsid="0016eff7" officeooo:paragraph-rsid="0016eff7" style:font-weight-asian="normal" style:font-weight-complex="normal"/>
    </style:style>
    <style:style style:name="P5" style:family="paragraph" style:parent-style-name="Standard" style:list-style-name="L1">
      <style:text-properties officeooo:rsid="0013c1c4" officeooo:paragraph-rsid="0013c1c4"/>
    </style:style>
    <style:style style:name="P6" style:family="paragraph" style:parent-style-name="Standard" style:list-style-name="L1">
      <style:text-properties officeooo:rsid="0013c1c4" officeooo:paragraph-rsid="00165b24"/>
    </style:style>
    <style:style style:name="P7" style:family="paragraph" style:parent-style-name="Standard">
      <style:text-properties officeooo:paragraph-rsid="00165b24"/>
    </style:style>
    <style:style style:name="P8" style:family="paragraph" style:parent-style-name="Standard" style:list-style-name="L1">
      <style:text-properties officeooo:paragraph-rsid="00165b24"/>
    </style:style>
    <style:style style:name="P9" style:family="paragraph" style:parent-style-name="Standard">
      <style:text-properties fo:font-style="italic" officeooo:paragraph-rsid="00165b24"/>
    </style:style>
    <style:style style:name="T1" style:family="text">
      <style:text-properties officeooo:rsid="0013c1c4"/>
    </style:style>
    <style:style style:name="T2" style:family="text">
      <style:text-properties officeooo:rsid="0018b008"/>
    </style:style>
    <style:style style:name="T3" style:family="text">
      <style:text-properties officeooo:rsid="00165b24"/>
    </style:style>
    <style:style style:name="T4" style:family="text">
      <style:text-properties fo:font-style="italic"/>
    </style:style>
    <style:style style:name="T5" style:family="text">
      <style:text-properties officeooo:rsid="0016eff7"/>
    </style:style>
    <style:style style:name="T6" style:family="text">
      <style:text-properties fo:font-weight="bold"/>
    </style:style>
    <style:style style:name="T7" style:family="text">
      <style:text-properties officeooo:rsid="001c6dc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nglet facturation « Gestion parents » dans lequel on choisi si on facture les prof au cours, ou au mois</text:p>
      <text:p text:style-name="Standard"/>
      <text:p text:style-name="Standard">Prise en compte des factures accompte émises par le prof pour les facturations au mois ou au cours</text:p>
      <text:p text:style-name="Standard">→ Donc lien entre les heures et la facture qui les a payé pour la faire apparaître (donc à chaque fois qu’on a une facture, on déduit sa somme de la facture d’accompte et on paie ce qu’il reste etc..)</text:p>
      <text:p text:style-name="Standard"/>
      <text:p text:style-name="Standard">Répercution du nombre d’heure acheter dans les dashboard parents et profs</text:p>
      <text:p text:style-name="Standard"/>
      <text:p text:style-name="Standard">pop up à la fin d’une room pour afficher <text:span text:style-name="T1">si on contabilise le cours ou non (et cobmein de min (par défaut le temps de cours renseigné)) + si l’enregistrement a été lancé si on fait le CR IA.</text:span></text:p>
      <text:p text:style-name="Standard"/>
      <text:p text:style-name="P1"/>
      <text:p text:style-name="P2"/>
      <text:p text:style-name="P3">Il faut rajouter l’accord de mandat de facture</text:p>
      <text:p text:style-name="P3"/>
      <text:p text:style-name="P3">Il faut que génère les factures mathbox / prof</text:p>
      <text:p text:style-name="P3"/>
      <text:p text:style-name="P4">Gérer la possibilité de rembourse<text:span text:style-name="T2">ment prof vers parents (je garde ma comission)</text:span></text:p>
      <text:p text:style-name="P2"/>
      <text:p text:style-name="P2"/>
      <text:p text:style-name="P2"/>
      <text:p text:style-name="P2">Bascule S4</text:p>
      <text:p text:style-name="P2"/>
      <text:p text:style-name="P2"/>
      <text:p text:style-name="P2">Implementation IA</text:p>
      <text:p text:style-name="P2"/>
      <text:p text:style-name="P2">ROOM :</text:p>
      <text:list text:style-name="L1">
        <text:list-item>
          <text:p text:style-name="P5">Bouton pour lancer enregistrement</text:p>
        </text:list-item>
        <text:list-item>
          <text:p text:style-name="P5">Zoom tableau blanc</text:p>
        </text:list-item>
        <text:list-item>
          <text:p text:style-name="P5">Déplacement image intégré</text:p>
        </text:list-item>
        <text:list-item>
          <text:p text:style-name="P6">Import/export onglet</text:p>
        </text:list-item>
      </text:list>
      <text:p text:style-name="P7"/>
      <text:p text:style-name="P7"><text:span text:style-name="T1">Il faut rajouter </text:span><text:span text:style-name="T3">les CGU :</text:span></text:p>
      <text:p text:style-name="P7"/>
      <text:list text:continue-numbering="true" text:style-name="L1">
        <text:list-item>
          <text:p text:style-name="P8"><text:span text:style-name="T4">"En cas de solde négatif du Vendeur (Professeur) suite à un remboursement ou un litige, et si la Plateforme est contrainte de couvrir cette dette auprès du prestataire de paiement (Stripe), le Vendeur reconnaît contracter une dette équivalente envers la Plateforme. La Plateforme se réserve le droit d'engager des poursuites ou de faire appel à une société de recouvrement pour récupérer les sommes dues."</text:span> Avec ça, si un prof essaie de t'arnaquer de 500 €, tu as la loi de ton côté pour lui envoyer un huissier.</text:p>
        </text:list-item>
        <text:list-item>
          <text:p text:style-name="P8"><text:span text:style-name="T5">L</text:span>a Plateforme agit en tant que tiers de confiance. En cas de litige objectif (non-présentation du professeur, annulation hors délais), la Plateforme se réserve le droit de procéder au remboursement unilatéral de l'élève en prélevant le compte du professeur.</text:p>
        </text:list-item>
        <text:list-item>
          <text:p text:style-name="P8"><text:span text:style-name="T6">"Frais de service et d'intermédiation technique"</text:span> <text:span text:style-name="T4">La commission (frais de service) perçue par la Plateforme rémunère la mise à disposition de l'infrastructure technique, l'hébergement du profil du Professeur et le traitement sécurisé de la transaction financière.</text:span> <text:span text:style-name="T4">Ce service technique étant pleinement exécuté et consommé dès la validation du paiement par l'Élève, cette commission est définitivement acquise à la Plateforme.</text:span> <text:span text:style-name="T4">En cas d'annulation ou de remboursement d'un cours à l'initiative du Professeur (ou suite à un manquement de sa part), l'Élève sera intégralement remboursé. Le Professeur accepte </text:span><text:soft-page-break/><text:span text:style-name="T4">expressément que le montant prélevé sur son solde pour effectuer ce remboursement inclura la commission de la Plateforme, qui reste due.</text:span></text:p>
        </text:list-item>
      </text:list>
      <text:p text:style-name="P9"/>
      <text:p text:style-name="P9"/>
      <text:p text:style-name="P9"># EPIC: MATHBOX V2 - COMPLETE PLATFORM OVERHAUL</text:p>
      <text:p text:style-name="P9"># CONTEXT: We are implementing advanced billing (Acomptes/Monthly), S3/Scaleway storage prep, Admin Dashboard, Stripe Refunds, and Room enhancements.</text:p>
      <text:p text:style-name="P9"># INSTRUCTION: This is a massive update. You MUST proceed sequentially, phase by phase. Do NOT jump to Frontend before Prisma and Backend routes are complete.</text:p>
      <text:p text:style-name="P9"/>
      <text:p text:style-name="P9">---</text:p>
      <text:p text:style-name="P9"/>
      <text:p text:style-name="P9">### 🗄️ PHASE 1: DATABASE SCHEMA &amp; STORAGE ARCHITECTURE (S3 PREP)</text:p>
      <text:p text:style-name="P9">We are preparing for a full migration to Scaleway S4 (S3-compatible). The file system must be fully driven by the Database, not just object prefixes.</text:p>
      <text:p text:style-name="P9">1. **Virtual File System (VFS):** Update/Create `File` and `Folder` models in Prisma.</text:p>
      <text:p text:style-name="P9"><text:s text:c="4"/>* `File`: id, name, size, mimeType, s3Key, folderId, ownerId.</text:p>
      <text:p text:style-name="P9"><text:s text:c="4"/>* `Folder`: id, name, parentId, ownerId.</text:p>
      <text:p text:style-name="P9">2. **Storage Quota:** Add `storageUsed` (Float, default 0) to the Professor's `User` model. Max capacity is 10GB.</text:p>
      <text:p text:style-name="P9">3. **Advanced Billing Models:**</text:p>
      <text:p text:style-name="P9"><text:s text:c="4"/>* Add `billingPreference` (Enum: `PER_CLASS` | `MONTHLY`) to the Parent-Prof relation (or Student).</text:p>
      <text:p text:style-name="P9"><text:s text:c="4"/>* Create a `StudentStock` model to track hours: `purchasedHours` (Float), `consumedHoursThisMonth` (Float), `studentId`, `profId`.</text:p>
      <text:p text:style-name="P9">4. **Platform Transactions:**</text:p>
      <text:p text:style-name="P9"><text:s text:c="4"/>* Create `PlatformTransaction` model: `profId`, `type` (SUBSCRIPTION, AI_CREDITS, COMMISSION), `amount`, `date`, `status` (PENDING, INVOICED).</text:p>
      <text:p text:style-name="P9"><text:s text:c="4"/>* Add an `Invoice` type for B2B: `PLATFORM_INVOICE`.</text:p>
      <text:p text:style-name="P9"/>
      <text:p text:style-name="P9">---</text:p>
      <text:p text:style-name="P9"/>
      <text:p text:style-name="P9">### 💳 PHASE 2: BILLING ENGINE V2 (ACOMPTE &amp; REFUNDS)</text:p>
      <text:p text:style-name="P9">1. **Advance Invoices (Facture d'Acompte):**</text:p>
      <text:p text:style-name="P9"><text:s text:c="4"/>* When a Professor manually generates an invoice for a Parent (e.g., 5 hours), its type is `ACOMPTE`.</text:p>
      <text:p text:style-name="P9"><text:s text:c="4"/>* **Trigger:** Upon Stripe payment success, add these 5 hours to the `StudentStock.purchasedHours`.</text:p>
      <text:p text:style-name="P9"><text:s text:c="4"/>* **UI:** Display the remaining stock and consumed hours on both Parent and Professor dashboards.</text:p>
      <text:p text:style-name="P9">2. **Final Invoices (Facture de Solde):**</text:p>
      <text:p text:style-name="P9"><text:s text:c="4"/>* Generated automatically (either post-class or 1st of the month based on `billingPreference`).</text:p>
      <text:p text:style-name="P9"><text:s text:c="4"/>* **Logic:** Deduct the class duration from `purchasedHours`. If stock covers it entirely, the invoice total is 0€ (marked as "Acompte consommé en totalité"). <text:span text:style-name="T7">If stock is bigger than the amount of the invoice, the invoice total is 0€ too (marked as « Acompte partiellement consommé »</text:span>If stock is insufficient, deduct the remaining stock value and bill the difference ("Acompte <text:span text:style-name="T7">consommé en totalité</text:span>").</text:p>
      <text:p text:style-name="P9">3. **Prorated Refunds (Prof -&gt; Parent):**</text:p>
      <text:p text:style-name="P9"><text:s text:c="4"/>* Add a "Rembourser" (Refund) button on paid invoices for the Professor.</text:p>
      <text:p text:style-name="P9"><text:s text:c="4"/>* **Rule:** Max refund = Unconsumed hours value. (If 5h bought, 2h consumed, max refund is 3h worth).</text:p>
      <text:p text:style-name="P9"><text:soft-page-break/><text:s text:c="4"/>* **Stripe Logic:** Use `stripe.refunds.create`. The platform keeps its commission (do not refund the `application_fee`).</text:p>
      <text:p text:style-name="P9">4. **Legal Polish:** Add a "Mandat de facturation" checkbox agreement in the Prof Profile and persist their VAT choice.</text:p>
      <text:p text:style-name="P9"/>
      <text:p text:style-name="P9">---</text:p>
      <text:p text:style-name="P9"/>
      <text:p text:style-name="P9">### 🏢 PHASE 3: PLATFORM B2B INVOICING (CRON JOB)</text:p>
      <text:p text:style-name="P9">1. **Transaction Tracking:** Every time the Prof pays a sub/credits, or the platform takes a commission on a Parent payment, log it in `PlatformTransaction` as `PENDING`.</text:p>
      <text:p text:style-name="P9">2. **Monthly Generation:** Create a backend script (can be triggered manually for now) representing the 1st-of-month Cron Job.</text:p>
      <text:p text:style-name="P9"><text:s text:c="4"/>* **Logic:** Loop through each Professor SEQUENTIALLY (to prevent invoice number race conditions).</text:p>
      <text:p text:style-name="P9"><text:s text:c="4"/>* Sum their `PENDING` transactions. Generate a `PLATFORM_INVOICE` PDF from "MathBox" (use a mock SIRET 12345678900012) to the Professor.</text:p>
      <text:p text:style-name="P9"><text:s text:c="4"/>* **PDF Visuals:** Must include the sequential invoice number, line items of transactions, and a large "PAYÉ" stamp (without a date). Mark transactions as `INVOICED`.</text:p>
      <text:p text:style-name="P9"/>
      <text:p text:style-name="P9">---</text:p>
      <text:p text:style-name="P9"/>
      <text:p text:style-name="P9">### 🎓 PHASE 4: ROOM ENHANCEMENTS &amp; AI PIPELINE</text:p>
      <text:p text:style-name="P9">1. **Whiteboard Features:**</text:p>
      <text:p text:style-name="P9"><text:s text:c="4"/>* **Zoom:** Implement Canvas Zoom in/out.</text:p>
      <text:p text:style-name="P9"><text:s text:c="4"/>* **Images:** Refactor image imports so they are drawn as manipulatable objects (draggable, resizable) using your canvas logic.</text:p>
      <text:p text:style-name="P9"><text:s text:c="4"/>* **Tabs Import/Export:** Add buttons to export the current tabs array to a `.json` file in the Prof's Cloud, and import from it.</text:p>
      <text:p text:style-name="P9">2. **Audio Recording:** Add a "Start/Stop Audio Recording" button in the room UI using the browser's `MediaRecorder` API.</text:p>
      <text:p text:style-name="P9">3. **Post-Room Popup &amp; AI Trigger:**</text:p>
      <text:p text:style-name="P9"><text:s text:c="4"/>* When ending the room, show a modal to the Prof: "Valider le cours".</text:p>
      <text:p text:style-name="P9"><text:s text:c="4"/>* Inputs: Class duration in 30-min increments (default: scheduled time). Checkbox: "Générer le rapport IA" (checked by default if audio was recorded).</text:p>
      <text:p text:style-name="P9"><text:s text:c="4"/>* **Mock AI Pipeline:** If checked, trigger a backend job. Since we don't have Mistral tokens yet, bypass the LLM and directly generate a PDF using PDFKit with the text "Synthesis Test". Save this PDF in the shared Cloud `/Archives` folder. Make it visible in the Parent's "Suivi du ROI" tab.</text:p>
      <text:p text:style-name="P9"/>
      <text:p text:style-name="P9">---</text:p>
      <text:p text:style-name="P9"/>
      <text:p text:style-name="P9">### 👑 PHASE 5: ADMIN DASHBOARD &amp; CLOUD UI</text:p>
      <text:p text:style-name="P9">1. **Cloud UI:** Add a Progress Bar at the top of the Professor's Cloud showing Storage Used vs 10GB limit (calculate based on DB `File` sizes).</text:p>
      <text:p text:style-name="P9">2. **Admin Gateway:** Create a protected route `/admin` (Hardcoded auth for MVP: username `admin`, password `admin`).</text:p>
      <text:p text:style-name="P9">3. **Admin Dashboard Metrics &amp; Actions:**</text:p>
      <text:p text:style-name="P9"><text:s text:c="4"/>* View Lists: Professors, Parents (with linked children count), Active Courses.</text:p>
      <text:p text:style-name="P9"><text:s text:c="4"/>* View all Invoices (Parent/Prof and Platform/Prof) with their statuses.</text:p>
      <text:p text:style-name="P9"><text:s text:c="4"/>* **Action 1:** "Force B2B Invoice Generation" (triggers the Phase 3 script early).</text:p>
      <text:p text:style-name="P9"><text:s text:c="4"/>* **Action 2:** "Force Refund" on any Parent invoice.</text:p>
      <text:p text:style-name="P9"><text:s text:c="4"/>* KPIs: Total Platform MRR, Total Platform Commissions collected.</text:p>
      <text:p text:style-name="P9"/>
      <text:p text:style-name="P9"><text:soft-page-break/>---</text:p>
      <text:p text:style-name="P9">**EXECUTION RULE:** Read this entire prompt. Reply ONLY with a short summary of your understanding of the architecture, then immediately start coding PHASE 1. Do not proceed to Phase 2 until Phase 1 is fully integrated and function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7T22:40:11.357340856</meta:creation-date>
    <dc:date>2026-03-15T11:03:29.183866300</dc:date>
    <meta:editing-duration>P1DT18H50M26S</meta:editing-duration>
    <meta:editing-cycles>3</meta:editing-cycles>
    <meta:generator>LibreOffice/25.8.4.2$Linux_X86_64 LibreOffice_project/290daaa01b999472f0c7a3890eb6a550fd74c6df</meta:generator>
    <meta:document-statistic meta:table-count="0" meta:image-count="0" meta:object-count="0" meta:page-count="4" meta:paragraph-count="79" meta:word-count="1255" meta:character-count="8077" meta:non-whitespace-character-count="6796"/>
  </office:meta>
</office:document-meta>
</file>